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0F000008F068F8B05F26443C95.png" manifest:media-type="image/png"/>
  <manifest:file-entry manifest:full-path="Pictures/10000000000003C0000001579A3C61D177CB1500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481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text-properties style:font-name="DejaVu Sans Light"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-color="#ffffff"/>
    </style:style>
    <style:style style:name="T1" style:family="text">
      <style:text-properties style:font-name="DejaVu Sans Ligh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801cm" svg:height="3.777cm" svg:x="7.47cm" svg:y="3.31cm">
          <draw:image xlink:href="Pictures/10000000000003C0000001579A3C61D177CB1500.jpg" xlink:type="simple" xlink:show="embed" xlink:actuate="onLoad">
            <text:p/>
          </draw:image>
        </draw:frame>
        <draw:frame draw:style-name="gr2" draw:text-style-name="P3" draw:layer="layout" svg:width="12.592cm" svg:height="1.318cm" svg:x="4.91cm" svg:y="7.045cm">
          <draw:text-box>
            <text:p text:style-name="P2"><text:span text:style-name="T1">performance investigation</text:span></text:p>
          </draw:text-box>
        </draw:frame>
        <draw:frame draw:style-name="gr3" draw:text-style-name="P1" draw:layer="layout" svg:width="2.693cm" svg:height="3.396cm" svg:x="5.334cm" svg:y="3.462cm">
          <draw:image xlink:href="Pictures/100002010000050F000008F068F8B05F26443C9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4T10:11:37.138667180</meta:creation-date>
    <dc:date>2018-10-24T10:22:05.612356653</dc:date>
    <meta:editing-duration>PT8S</meta:editing-duration>
    <meta:editing-cycles>1</meta:editing-cycles>
    <meta:document-statistic meta:object-count="26"/>
    <meta:generator>LibreOffice/6.0.3.2$Linux_X86_64 LibreOffice_project/8f48d515416608e3a835360314dac7e47fd0b821</meta:generator>
  </office:meta>
</office:document-meta>
</file>